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6296" calcext:value-type="float">
            <text:p>77.8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3832" calcext:value-type="float">
            <text:p>77.9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3832" calcext:value-type="float">
            <text:p>77.9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4208" calcext:value-type="float">
            <text:p>77.8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1744" calcext:value-type="float">
            <text:p>77.9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3832" calcext:value-type="float">
            <text:p>77.9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3832" calcext:value-type="float">
            <text:p>77.9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0888" calcext:value-type="float">
            <text:p>77.9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0888" calcext:value-type="float">
            <text:p>77.9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4208" calcext:value-type="float">
            <text:p>77.8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4208" calcext:value-type="float">
            <text:p>77.8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4208" calcext:value-type="float">
            <text:p>77.8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3832" calcext:value-type="float">
            <text:p>77.9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1912" calcext:value-type="float">
            <text:p>77.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8488" calcext:value-type="float">
            <text:p>77.8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6984" calcext:value-type="float">
            <text:p>77.9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3832" calcext:value-type="float">
            <text:p>77.9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3936" calcext:value-type="float">
            <text:p>77.9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3832" calcext:value-type="float">
            <text:p>77.9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0888" calcext:value-type="float">
            <text:p>77.9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1536" calcext:value-type="float">
            <text:p>77.8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8488" calcext:value-type="float">
            <text:p>77.8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6984" calcext:value-type="float">
            <text:p>77.9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2328" calcext:value-type="float">
            <text:p>78.0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7088" calcext:value-type="float">
            <text:p>78.0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3936" calcext:value-type="float">
            <text:p>77.9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4208" calcext:value-type="float">
            <text:p>77.8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1536" calcext:value-type="float">
            <text:p>77.8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4208" calcext:value-type="float">
            <text:p>77.8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0888" calcext:value-type="float">
            <text:p>77.9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1744" calcext:value-type="float">
            <text:p>77.9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1912" calcext:value-type="float">
            <text:p>77.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8864" calcext:value-type="float">
            <text:p>77.7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4104" calcext:value-type="float">
            <text:p>77.7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1536" calcext:value-type="float">
            <text:p>77.8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8488" calcext:value-type="float">
            <text:p>77.8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3312" calcext:value-type="float">
            <text:p>77.5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8072" calcext:value-type="float">
            <text:p>77.5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1016" calcext:value-type="float">
            <text:p>77.4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8552" calcext:value-type="float">
            <text:p>77.5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732" calcext:value-type="float">
            <text:p>77.6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732" calcext:value-type="float">
            <text:p>77.6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7592" calcext:value-type="float">
            <text:p>77.5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3792" calcext:value-type="float">
            <text:p>77.5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3792" calcext:value-type="float">
            <text:p>77.5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0744" calcext:value-type="float">
            <text:p>77.5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5984" calcext:value-type="float">
            <text:p>77.5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5984" calcext:value-type="float">
            <text:p>77.5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3792" calcext:value-type="float">
            <text:p>77.5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4168" calcext:value-type="float">
            <text:p>77.5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6736" calcext:value-type="float">
            <text:p>77.5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588" calcext:value-type="float">
            <text:p>77.5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1976" calcext:value-type="float">
            <text:p>77.5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1496" calcext:value-type="float">
            <text:p>77.5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6736" calcext:value-type="float">
            <text:p>77.5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8072" calcext:value-type="float">
            <text:p>77.5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0264" calcext:value-type="float">
            <text:p>77.5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4168" calcext:value-type="float">
            <text:p>77.5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1976" calcext:value-type="float">
            <text:p>77.5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2832" calcext:value-type="float">
            <text:p>77.5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4648" calcext:value-type="float">
            <text:p>77.5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4648" calcext:value-type="float">
            <text:p>77.5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4648" calcext:value-type="float">
            <text:p>77.5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4648" calcext:value-type="float">
            <text:p>77.5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3312" calcext:value-type="float">
            <text:p>77.5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4168" calcext:value-type="float">
            <text:p>77.5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4168" calcext:value-type="float">
            <text:p>77.5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1976" calcext:value-type="float">
            <text:p>77.5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8072" calcext:value-type="float">
            <text:p>77.5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4168" calcext:value-type="float">
            <text:p>77.5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0264" calcext:value-type="float">
            <text:p>77.5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9784" calcext:value-type="float">
            <text:p>77.5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588" calcext:value-type="float">
            <text:p>77.5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5024" calcext:value-type="float">
            <text:p>77.5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5024" calcext:value-type="float">
            <text:p>77.5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9784" calcext:value-type="float">
            <text:p>77.5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492" calcext:value-type="float">
            <text:p>77.4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7112" calcext:value-type="float">
            <text:p>77.4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9408" calcext:value-type="float">
            <text:p>77.5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2352" calcext:value-type="float">
            <text:p>77.4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9472" calcext:value-type="float">
            <text:p>77.3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7488" calcext:value-type="float">
            <text:p>77.4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5296" calcext:value-type="float">
            <text:p>77.4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5296" calcext:value-type="float">
            <text:p>77.4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8344" calcext:value-type="float">
            <text:p>77.4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8448" calcext:value-type="float">
            <text:p>77.4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492" calcext:value-type="float">
            <text:p>77.4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7008" calcext:value-type="float">
            <text:p>77.4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6528" calcext:value-type="float">
            <text:p>77.3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6528" calcext:value-type="float">
            <text:p>77.3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6528" calcext:value-type="float">
            <text:p>77.3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7384" calcext:value-type="float">
            <text:p>77.3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7008" calcext:value-type="float">
            <text:p>77.4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9096" calcext:value-type="float">
            <text:p>77.3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6528" calcext:value-type="float">
            <text:p>77.3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6424" calcext:value-type="float">
            <text:p>77.3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9472" calcext:value-type="float">
            <text:p>77.3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9472" calcext:value-type="float">
            <text:p>77.3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6424" calcext:value-type="float">
            <text:p>77.3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9472" calcext:value-type="float">
            <text:p>77.3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5568" calcext:value-type="float">
            <text:p>77.3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5568" calcext:value-type="float">
            <text:p>77.3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9848" calcext:value-type="float">
            <text:p>77.2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9848" calcext:value-type="float">
            <text:p>77.2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5464" calcext:value-type="float">
            <text:p>77.2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9848" calcext:value-type="float">
            <text:p>77.2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5464" calcext:value-type="float">
            <text:p>77.2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2792" calcext:value-type="float">
            <text:p>77.2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9848" calcext:value-type="float">
            <text:p>77.2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2792" calcext:value-type="float">
            <text:p>77.2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5464" calcext:value-type="float">
            <text:p>77.2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5568" calcext:value-type="float">
            <text:p>77.3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9848" calcext:value-type="float">
            <text:p>77.2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8744" calcext:value-type="float">
            <text:p>76.8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8744" calcext:value-type="float">
            <text:p>76.8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9496" calcext:value-type="float">
            <text:p>76.7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8744" calcext:value-type="float">
            <text:p>76.8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1-01-12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0-09-2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20-01-07 1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19-09-09 0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19-05-06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6176" calcext:value-type="float">
            <text:p>99.7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19-02-01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1204" calcext:value-type="float">
            <text:p>77.4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18-09-11 13:23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1016" calcext:value-type="float">
            <text:p>77.4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18-05-10 0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5776" calcext:value-type="float">
            <text:p>77.4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18-01-23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17-12-11 0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17-11-1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97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2017-08-21 0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202" meta:object-count="0"/>
    <meta:user-defined meta:name="AppVersion">3.0</meta:user-defined>
  </office:meta>
</office:document-meta>
</file>